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cm" fo:min-width="1.152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1.909cm" fo:min-width="2.80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4cm" fo:min-width="1.15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909cm" fo:min-width="2.8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33cm" fo:min-width="1.0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1.778cm" svg:x="1.127cm" svg:y="8.747cm">
          <text:p text:style-name="P1"><text:span text:style-name="T1">i </text:span><text:span text:style-name="T1">&lt;</text:span><text:span text:style-name="T1">= </text:span><text:span text:style-name="T1">3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1.016cm" svg:height="1.016cm" svg:x="2.27cm" svg:y="1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5" draw:id="id5" draw:layer="layout" svg:width="3.302cm" svg:height="2.159cm" svg:x="1.127cm" svg:y="3.54cm">
          <text:p text:style-name="P1"><text:span text:style-name="T1">e = 0</text:span></text:p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6" draw:id="id6" draw:layer="layout" svg:x1="2.778cm" svg:y1="8.747cm" svg:x2="2.778cm" svg:y2="8.747cm" draw:start-shape="id1" draw:start-glue-point="4" draw:end-shape="id1" draw:end-glue-point="4" svg:d="M2778 8747z" svg:viewBox="0 0 1 1">
          <text:p/>
        </draw:connector>
        <draw:custom-shape draw:style-name="gr5" draw:text-style-name="P3" xml:id="id8" draw:id="id8" draw:layer="layout" svg:width="3.302cm" svg:height="2.159cm" svg:x="7.096cm" svg:y="16.494cm">
          <text:p text:style-name="P2"><text:span text:style-name="T1">fct = fct * j</text:span></text:p>
          <text:p text:style-name="P1"><text:span text:style-name="T1">j++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302cm" svg:height="1.778cm" svg:x="7.096cm" svg:y="12.938cm">
          <text:p text:style-name="P1"><text:span text:style-name="T1">j &lt;= i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4" xml:id="id7" draw:id="id7" draw:layer="layout" svg:width="3.302cm" svg:height="2.159cm" svg:x="7.042cm" svg:y="8.515cm">
          <text:p text:style-name="P1"><text:span text:style-name="T1">fct = 1</text:span></text:p>
          <text:p text:style-name="P1"><text:span text:style-name="T1">j = 1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10" draw:id="id10" draw:layer="layout" svg:x1="8.747cm" svg:y1="12.938cm" svg:x2="8.747cm" svg:y2="12.938cm" draw:start-shape="id2" draw:start-glue-point="4" draw:end-shape="id2" draw:end-glue-point="4" svg:d="M8747 12938z" svg:viewBox="0 0 1 1">
          <text:p/>
        </draw:connector>
        <draw:custom-shape draw:style-name="gr3" draw:text-style-name="P1" xml:id="id3" draw:id="id3" draw:layer="layout" svg:width="3.302cm" svg:height="2.159cm" svg:x="11.541cm" svg:y="6.207cm">
          <text:p text:style-name="P1"><text:span text:style-name="T1">e </text:span><text:span text:style-name="T1">= </text:span><text:span text:style-name="T1">e </text:span><text:span text:style-name="T1">+ </text:span><text:span text:style-name="T1">1 </text:span><text:span text:style-name="T1">/ </text:span><text:span text:style-name="T1">fc</text:span><text:span text:style-name="T1">t</text:span></text:p>
          <text:p text:style-name="P1"><text:span text:style-name="T1">i+</text:span><text:span text:style-name="T1">+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398cm" svg:y1="13.827cm" svg:x2="13.192cm" svg:y2="8.366cm" draw:start-shape="id2" draw:start-glue-point="7" draw:end-shape="id3" draw:end-glue-point="2" svg:d="M10398 13827h2794v-5461" svg:viewBox="0 0 2795 5462">
          <text:p text:style-name="P1"><text:span text:style-name="T1">false</text:span></text:p>
        </draw:connector>
        <draw:connector draw:style-name="gr9" draw:text-style-name="P4" draw:layer="layout" svg:x1="2.778cm" svg:y1="2.143cm" svg:x2="2.778cm" svg:y2="3.54cm" draw:start-shape="id4" draw:start-glue-point="8" draw:end-shape="id5" draw:end-glue-point="0" svg:d="M2778 2143v1397" svg:viewBox="0 0 1 1398">
          <text:p/>
        </draw:connector>
        <draw:connector draw:style-name="gr9" draw:text-style-name="P4" xml:id="id11" draw:id="id11" draw:layer="layout" svg:x1="2.778cm" svg:y1="5.699cm" svg:x2="2.778cm" svg:y2="8.747cm" draw:start-shape="id5" draw:start-glue-point="2" draw:end-shape="id6" draw:end-glue-point="0" svg:d="M2778 5699v3048" svg:viewBox="0 0 1 3049">
          <text:p/>
        </draw:connector>
        <draw:connector draw:style-name="gr8" draw:text-style-name="P4" draw:layer="layout" svg:x1="4.429cm" svg:y1="9.636cm" svg:x2="7.042cm" svg:y2="9.594cm" draw:start-shape="id1" draw:start-glue-point="7" draw:end-shape="id7" draw:end-glue-point="3" svg:d="M4429 9636h1307v-42h1306" svg:viewBox="0 0 2614 43">
          <text:p text:style-name="P1">true</text:p>
        </draw:connector>
        <draw:connector draw:style-name="gr8" draw:text-style-name="P4" draw:layer="layout" svg:x1="8.747cm" svg:y1="14.716cm" svg:x2="8.747cm" svg:y2="16.494cm" draw:start-shape="id2" draw:start-glue-point="6" draw:end-shape="id8" draw:end-glue-point="0" svg:d="M8747 14716v1778" svg:viewBox="0 0 1 1779">
          <text:p text:style-name="P1"><text:span text:style-name="T1">t</text:span><text:span text:style-name="T1">r</text:span><text:span text:style-name="T1">u</text:span><text:span text:style-name="T1">e</text:span></text:p>
        </draw:connector>
        <draw:custom-shape draw:style-name="gr10" draw:text-style-name="P1" xml:id="id9" draw:id="id9" draw:layer="layout" svg:width="2.794cm" svg:height="1.397cm" svg:x="1.381cm" svg:y="14.208cm">
          <text:p text:style-name="P1"><text:span text:style-name="T1">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4" draw:layer="layout" svg:x1="2.778cm" svg:y1="10.525cm" svg:x2="2.778cm" svg:y2="14.208cm" draw:start-shape="id1" draw:start-glue-point="6" draw:end-shape="id9" draw:end-glue-point="7" svg:d="M2778 10525v3683" svg:viewBox="0 0 1 3684">
          <text:p text:style-name="P1">false</text:p>
        </draw:connector>
        <draw:connector draw:style-name="gr9" draw:text-style-name="P4" xml:id="id13" draw:id="id13" draw:layer="layout" svg:x1="8.693cm" svg:y1="10.674cm" svg:x2="8.747cm" svg:y2="12.938cm" draw:start-shape="id7" draw:start-glue-point="2" draw:end-shape="id10" draw:end-glue-point="0" svg:d="M8693 10674v1132h54v1132" svg:viewBox="0 0 55 2265">
          <text:p/>
        </draw:connector>
        <draw:connector draw:style-name="gr9" draw:text-style-name="P4" draw:layer="layout" svg:x1="11.541cm" svg:y1="7.286cm" svg:x2="2.778cm" svg:y2="7.223cm" draw:start-shape="id3" draw:start-glue-point="3" draw:end-shape="id11" draw:end-glue-point="0" svg:d="M11541 7286h-4307v-63h-4456" svg:viewBox="0 0 8764 64">
          <text:p/>
        </draw:connector>
        <draw:custom-shape draw:style-name="gr2" draw:text-style-name="P1" xml:id="id12" draw:id="id12" draw:layer="layout" svg:width="1.016cm" svg:height="1.016cm" svg:x="2.27cm" svg:y="17.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4" draw:layer="layout" svg:x1="2.778cm" svg:y1="15.605cm" svg:x2="2.778cm" svg:y2="17.51cm" draw:start-shape="id9" draw:start-glue-point="5" draw:end-shape="id12" draw:end-glue-point="4" svg:d="M2778 15605v1905" svg:viewBox="0 0 1 1906">
          <text:p/>
        </draw:connector>
        <draw:connector draw:style-name="gr9" draw:text-style-name="P4" draw:layer="layout" svg:x1="7.096cm" svg:y1="17.573cm" svg:x2="8.72cm" svg:y2="11.806cm" draw:start-shape="id8" draw:start-glue-point="3" draw:end-shape="id13" draw:end-glue-point="0" svg:d="M7096 17573h-501v-5767h2125" svg:viewBox="0 0 2126 5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21:32:08.094784678</meta:creation-date>
    <dc:date>2019-12-04T22:37:15.219210297</dc:date>
    <meta:editing-duration>PT26M1S</meta:editing-duration>
    <meta:editing-cycles>12</meta:editing-cycles>
    <meta:generator>LibreOffice/6.0.7.3$Linux_X86_64 LibreOffice_project/00m0$Build-3</meta:generator>
    <meta:document-statistic meta:object-count="21"/>
  </office:meta>
</office:document-meta>
</file>